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2" table:style-name="ta1" table:print="false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c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2"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2"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/>
          <table:table-cell table:number-columns-repeated="2" office:value-type="string">
            <text:p>g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number-columns-repeated="1016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22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37:47.57</meta:creation-date>
    <dc:date>2012-11-24T22:51:12.09</dc:date>
    <meta:editing-duration>PT36M48S</meta:editing-duration>
    <meta:editing-cycles>1</meta:editing-cycles>
    <meta:document-statistic meta:table-count="2" meta:cell-count="134" meta:object-count="0"/>
    <meta:generator>OpenOffice.org/3.4.1$Win32 OpenOffice.org_project/341m1$Build-9593</meta:generator>
  </office:meta>
</office:document-meta>
</file>